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0.711cm" svg:y="4.4cm">
          <text:p text:style-name="P1">uDLX</text:p>
          <text:p text:style-name="P1">Core</text:p>
        </draw:rect>
        <draw:line draw:style-name="gr2" draw:text-style-name="P2" draw:layer="layout" svg:x1="8.711cm" svg:y1="5.4cm" svg:x2="10.711cm" svg:y2="5.4cm">
          <text:p/>
        </draw:line>
        <draw:frame draw:style-name="gr3" draw:text-style-name="P3" draw:layer="layout" svg:width="1.637cm" svg:height="0.806cm" svg:x="7.211cm" svg:y="4.964cm">
          <draw:text-box>
            <text:p><text:span text:style-name="T1">clock</text:span></text:p>
          </draw:text-box>
        </draw:frame>
        <draw:line draw:style-name="gr2" draw:text-style-name="P2" draw:layer="layout" svg:x1="8.711cm" svg:y1="6.4cm" svg:x2="10.711cm" svg:y2="6.4cm">
          <text:p/>
        </draw:line>
        <draw:frame draw:style-name="gr4" draw:text-style-name="P3" draw:layer="layout" svg:width="1.8cm" svg:height="0.806cm" svg:x="7.211cm" svg:y="5.964cm">
          <draw:text-box>
            <text:p><text:span text:style-name="T1">reset</text:span></text:p>
          </draw:text-box>
        </draw:frame>
        <draw:line draw:style-name="gr5" draw:text-style-name="P2" draw:layer="layout" svg:x1="8.711cm" svg:y1="7.4cm" svg:x2="10.711cm" svg:y2="7.4cm">
          <text:p/>
        </draw:line>
        <draw:frame draw:style-name="gr4" draw:text-style-name="P3" draw:layer="layout" svg:width="3.811cm" svg:height="0.806cm" svg:x="5.3cm" svg:y="6.964cm">
          <draw:text-box>
            <text:p><text:span text:style-name="T1">sram_data_io</text:span></text:p>
          </draw:text-box>
        </draw:frame>
        <draw:line draw:style-name="gr5" draw:text-style-name="P2" draw:layer="layout" svg:x1="18.719cm" svg:y1="5.4cm" svg:x2="16.719cm" svg:y2="5.4cm">
          <text:p/>
        </draw:line>
        <draw:frame draw:style-name="gr3" draw:text-style-name="P3" draw:layer="layout" svg:width="2.868cm" svg:height="0.806cm" svg:x="18.62cm" svg:y="4.964cm">
          <draw:text-box>
            <text:p><text:span text:style-name="T1">sram_addr</text:span></text:p>
          </draw:text-box>
        </draw:frame>
        <draw:line draw:style-name="gr2" draw:text-style-name="P2" draw:layer="layout" svg:x1="18.719cm" svg:y1="7.4cm" svg:x2="16.719cm" svg:y2="7.4cm">
          <text:p/>
        </draw:line>
        <draw:frame draw:style-name="gr3" draw:text-style-name="P3" draw:layer="layout" svg:width="2.979cm" svg:height="0.806cm" svg:x="18.62cm" svg:y="6.964cm">
          <draw:text-box>
            <text:p><text:span text:style-name="T1">sram_oe_n</text:span></text:p>
          </draw:text-box>
        </draw:frame>
        <draw:line draw:style-name="gr5" draw:text-style-name="P2" draw:layer="layout" svg:x1="18.719cm" svg:y1="8.4cm" svg:x2="16.719cm" svg:y2="8.4cm">
          <text:p/>
        </draw:line>
        <draw:frame draw:style-name="gr3" draw:text-style-name="P3" draw:layer="layout" svg:width="3.144cm" svg:height="0.806cm" svg:x="18.62cm" svg:y="7.964cm">
          <draw:text-box>
            <text:p><text:span text:style-name="T1">sdram_addr</text:span></text:p>
          </draw:text-box>
        </draw:frame>
        <draw:line draw:style-name="gr5" draw:text-style-name="P2" draw:layer="layout" svg:x1="8.711cm" svg:y1="8.4cm" svg:x2="10.711cm" svg:y2="8.4cm">
          <text:p/>
        </draw:line>
        <draw:frame draw:style-name="gr4" draw:text-style-name="P3" draw:layer="layout" svg:width="4.4cm" svg:height="0.806cm" svg:x="5.06cm" svg:y="7.964cm">
          <draw:text-box>
            <text:p><text:span text:style-name="T1">sdram_data_io</text:span></text:p>
          </draw:text-box>
        </draw:frame>
        <draw:line draw:style-name="gr2" draw:text-style-name="P2" draw:layer="layout" svg:x1="18.719cm" svg:y1="6.4cm" svg:x2="16.719cm" svg:y2="6.4cm">
          <text:p/>
        </draw:line>
        <draw:frame draw:style-name="gr3" draw:text-style-name="P3" draw:layer="layout" svg:width="3.063cm" svg:height="0.806cm" svg:x="18.62cm" svg:y="5.964cm">
          <draw:text-box>
            <text:p><text:span text:style-name="T1">sram_we_n</text:span></text:p>
          </draw:text-box>
        </draw:frame>
        <draw:line draw:style-name="gr2" draw:text-style-name="P2" draw:layer="layout" svg:x1="18.719cm" svg:y1="10.4cm" svg:x2="16.719cm" svg:y2="10.4cm">
          <text:p/>
        </draw:line>
        <draw:frame draw:style-name="gr3" draw:text-style-name="P3" draw:layer="layout" svg:width="3.254cm" svg:height="0.806cm" svg:x="18.62cm" svg:y="9.964cm">
          <draw:text-box>
            <text:p><text:span text:style-name="T1">sdram_oe_n</text:span></text:p>
          </draw:text-box>
        </draw:frame>
        <draw:line draw:style-name="gr2" draw:text-style-name="P2" draw:layer="layout" svg:x1="18.719cm" svg:y1="9.4cm" svg:x2="16.719cm" svg:y2="9.4cm">
          <text:p/>
        </draw:line>
        <draw:frame draw:style-name="gr3" draw:text-style-name="P3" draw:layer="layout" svg:width="3.338cm" svg:height="0.806cm" svg:x="18.62cm" svg:y="8.964cm">
          <draw:text-box>
            <text:p><text:span text:style-name="T1">sdram_we_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4-28T22:09:16.293850783</dc:date>
    <dc:creator>João Carlos Nunes Bittencourt</dc:creator>
    <meta:editing-duration>PT18M3S</meta:editing-duration>
    <meta:editing-cycles>2</meta:editing-cycles>
    <meta:generator>LibreOffice/4.1.4.2$Linux_X86_64 LibreOffice_project/410m0$Build-2</meta:generator>
    <meta:document-statistic meta:object-count="21"/>
  </office:meta>
</office:document-meta>
</file>